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8bf" officeooo:paragraph-rsid="001be8bf"/>
    </style:style>
    <style:style style:name="P2" style:family="paragraph" style:parent-style-name="Standard">
      <style:text-properties officeooo:rsid="001e7d59" officeooo:paragraph-rsid="001e7d59"/>
    </style:style>
    <style:style style:name="P3" style:family="paragraph" style:parent-style-name="Standard">
      <style:text-properties officeooo:rsid="001e7d59" officeooo:paragraph-rsid="00247de2"/>
    </style:style>
    <style:style style:name="P4" style:family="paragraph" style:parent-style-name="Standard">
      <style:text-properties officeooo:rsid="001e7d59" officeooo:paragraph-rsid="0026dd62"/>
    </style:style>
    <style:style style:name="P5" style:family="paragraph" style:parent-style-name="Standard">
      <style:text-properties officeooo:rsid="001eeb20" officeooo:paragraph-rsid="001eeb20"/>
    </style:style>
    <style:style style:name="P6" style:family="paragraph" style:parent-style-name="Standard">
      <style:text-properties officeooo:rsid="001eeb20" officeooo:paragraph-rsid="0020b957"/>
    </style:style>
    <style:style style:name="P7" style:family="paragraph" style:parent-style-name="Standard">
      <style:text-properties officeooo:rsid="0020b957" officeooo:paragraph-rsid="0020b957"/>
    </style:style>
    <style:style style:name="P8" style:family="paragraph" style:parent-style-name="Standard">
      <style:text-properties officeooo:rsid="0021ea7c" officeooo:paragraph-rsid="00247de2"/>
    </style:style>
    <style:style style:name="P9" style:family="paragraph" style:parent-style-name="Standard">
      <style:text-properties officeooo:rsid="00247de2" officeooo:paragraph-rsid="00247de2"/>
    </style:style>
    <style:style style:name="P10" style:family="paragraph" style:parent-style-name="Standard">
      <style:text-properties officeooo:rsid="0026dd62" officeooo:paragraph-rsid="0026dd62"/>
    </style:style>
    <style:style style:name="P11" style:family="paragraph" style:parent-style-name="Standard">
      <style:text-properties officeooo:rsid="0027d91f" officeooo:paragraph-rsid="0027d91f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7d59" officeooo:paragraph-rsid="001e7d59"/>
    </style:style>
    <style:style style:name="T1" style:family="text">
      <style:text-properties officeooo:rsid="001ce415"/>
    </style:style>
    <style:style style:name="T2" style:family="text">
      <style:text-properties officeooo:rsid="001eeb20"/>
    </style:style>
    <style:style style:name="T3" style:family="text">
      <style:text-properties officeooo:rsid="0020b957"/>
    </style:style>
    <style:style style:name="T4" style:family="text">
      <style:text-properties officeooo:rsid="0023de5c"/>
    </style:style>
    <style:style style:name="T5" style:family="text">
      <style:text-properties officeooo:rsid="00247de2"/>
    </style:style>
    <style:style style:name="T6" style:family="text">
      <style:text-properties officeooo:rsid="00259815"/>
    </style:style>
    <style:style style:name="T7" style:family="text">
      <style:text-properties officeooo:rsid="0026dd62"/>
    </style:style>
    <style:style style:name="T8" style:family="text">
      <style:text-properties fo:font-style="normal" officeooo:rsid="0026dd62" style:font-style-asian="normal" style:font-style-complex="normal"/>
    </style:style>
    <style:style style:name="T9" style:family="text">
      <style:text-properties officeooo:rsid="00283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span text:style-name="T1">Node modules in bind mounts</text:span></text:p>
      <text:p text:style-name="P1"/>
      <text:p text:style-name="P1"/>
      <text:p text:style-name="P2">First of all, always set a .dockerignore as we don t want docker to copy the node_modules into the container.</text:p>
      <text:p text:style-name="P2"/>
      <text:p text:style-name="P2">Some module inside node_modules build dynamically depending of host OS. So if our app run on MAC then we copy the node_modules into a container which is linux, ssome modules won’t work.</text:p>
      <text:p text:style-name="P2"/>
      <text:p text:style-name="P2">let’s take this exemple:</text:p>
      <text:p text:style-name="P2"/>
      <text:p text:style-name="P2">--------------- <text:span text:style-name="T2">docker-compose.yml----------------</text:span></text:p>
      <text:p text:style-name="P2"/>
      <text:p text:style-name="P2">version: '2.4'</text:p>
      <text:p text:style-name="P2"/>
      <text:p text:style-name="P2">services:</text:p>
      <text:p text:style-name="P2"><text:s text:c="2"/>express:</text:p>
      <text:p text:style-name="P2"><text:s text:c="4"/>build: .</text:p>
      <text:p text:style-name="P2"><text:s text:c="4"/>ports:</text:p>
      <text:p text:style-name="P2"><text:s text:c="6"/>- 3000:3000 <text:s text:c="13"/></text:p>
      <text:p text:style-name="P2"><text:s text:c="4"/>volumes:</text:p>
      <text:p text:style-name="P2"><text:s text:c="6"/>- .:/app <text:s text:c="16"/></text:p>
      <text:p text:style-name="P2"><text:s text:c="4"/>environment:</text:p>
      <text:p text:style-name="P2">- DEBUG=sample-express:*</text:p>
      <text:p text:style-name="P2"/>
      <text:p text:style-name="P2">--------------------- <text:span text:style-name="T2">Dockerfile ---------------------</text:span></text:p>
      <text:p text:style-name="P2"><text:s/></text:p>
      <text:p text:style-name="P2">FROM node:10.15-slim</text:p>
      <text:p text:style-name="P2"/>
      <text:p text:style-name="P2">ENV NODE_ENV=production</text:p>
      <text:p text:style-name="P2"/>
      <text:p text:style-name="P2">WORKDIR /app</text:p>
      <text:p text:style-name="P2"/>
      <text:p text:style-name="P2">COPY package.json package-lock*.json ./</text:p>
      <text:p text:style-name="P2"/>
      <text:p text:style-name="P2">RUN npm install &amp;&amp; npm cache clean --force</text:p>
      <text:p text:style-name="P2"/>
      <text:p text:style-name="P2">COPY . .</text:p>
      <text:p text:style-name="P2"/>
      <text:p text:style-name="P2">CMD ["node", "./bin/www"]</text:p>
      <text:p text:style-name="P12">~ <text:s text:c="23"/></text:p>
      <text:p text:style-name="P2"/>
      <text:p text:style-name="P6">In this case note that we are bind-mounting the host directory to the <text:span text:style-name="T3">docker-compose</text:span> (volumes: -.:/app). If the node_modules are not install in our host directory, docker won t be able to find them when running the command “docker-compose up” (so an err gonna occur.), but we want them to <text:span text:style-name="T3">be adapt to linux OS (as docker container are linux). It works with a simple docker run as we build the node_modules inside, but crash with docker-compose bc of the bind-mounting.</text:span></text:p>
      <text:p text:style-name="P6"/>
      <text:p text:style-name="P7">To fix it we can use the ‘run’ command on the docker-compose, it comes to the same as ‘exec’ but without having the network running, docker-compose run serviceName commandToRun.</text:p>
      <text:p text:style-name="P7">In our case: docker-compose run express npm install </text:p>
      <text:p text:style-name="P8"><text:soft-page-break/>it running npm install inside the container (so <text:span text:style-name="T4">design for </text:span>linux OS) but writing all these files on our host directory. Now we can do docker-compose up. The advantage of this method is that is easy to set, <text:s/>but the inconvenient is the node_module is <text:span text:style-name="T4">design</text:span> only for linux OS (so if we want to run the app localy on a mac or windows it will have so dependency problems). </text:p>
      <text:p text:style-name="P8"/>
      <text:p text:style-name="P8"><text:span text:style-name="T5">In case of team work or if we want to use the docker-compose on different host it will become a problem. This approch is more technique but finally more flexible. We need to add both the Dockerfile and the docker-compose file to relocate the node_modules, in fact we will move permanently the node_modules into the Dockerfile.</text:span></text:p>
      <text:p text:style-name="P9">So we need to set a ‘parent directory’ </text:p>
      <text:p text:style-name="P7"><text:s/></text:p>
      <text:p text:style-name="P3">--------------------- <text:span text:style-name="T2">Dockerfile ---------------------</text:span></text:p>
      <text:p text:style-name="P3"><text:s/></text:p>
      <text:p text:style-name="P3">FROM node:10.15-slim</text:p>
      <text:p text:style-name="P3"/>
      <text:p text:style-name="P3">ENV NODE_ENV=production</text:p>
      <text:p text:style-name="P3"/>
      <text:p text:style-name="P3">WORKDIR /<text:span text:style-name="T5">node <text:s text:c="2"/><text:tab/><text:tab/><text:tab/>// add this workdir where node_modules will be build</text:span></text:p>
      <text:p text:style-name="P3"/>
      <text:p text:style-name="P3">COPY package.json package-lock*.json ./</text:p>
      <text:p text:style-name="P3"/>
      <text:p text:style-name="P3">RUN npm install &amp;&amp; npm cache clean –force</text:p>
      <text:p text:style-name="P3"/>
      <text:p text:style-name="P3">WORKDIR /<text:span text:style-name="T5">node</text:span>/app <text:s text:c="3"/><text:tab/><text:tab/>// <text:span text:style-name="T6">and then the app will be set in this directory</text:span></text:p>
      <text:p text:style-name="P3"/>
      <text:p text:style-name="P3">// <text:span text:style-name="T6">node default behaviour looks for unfound module in the parent directory</text:span></text:p>
      <text:p text:style-name="P3">// <text:span text:style-name="T6">that what s gonna happened during the copy ps, node_modules will be find in the /node dir</text:span></text:p>
      <text:p text:style-name="P3">// <text:span text:style-name="T6">so the app should boot without pb. In case it does not work, use the first method.</text:span></text:p>
      <text:p text:style-name="P3">COPY . .</text:p>
      <text:p text:style-name="P3"/>
      <text:p text:style-name="P3">CMD ["node", "./bin/www"]</text:p>
      <text:p text:style-name="P7"><text:s/></text:p>
      <text:p text:style-name="P4">--------------- <text:span text:style-name="T2">docker-compose.yml----------------</text:span></text:p>
      <text:p text:style-name="P4"/>
      <text:p text:style-name="P4">version: '2.4'</text:p>
      <text:p text:style-name="P4"/>
      <text:p text:style-name="P4">services:</text:p>
      <text:p text:style-name="P4"><text:s text:c="2"/>express:</text:p>
      <text:p text:style-name="P4"><text:s text:c="4"/>build: .</text:p>
      <text:p text:style-name="P4"><text:s text:c="4"/>ports:</text:p>
      <text:p text:style-name="P4"><text:s text:c="6"/>- 3000:3000 <text:s text:c="13"/></text:p>
      <text:p text:style-name="P4"><text:s text:c="4"/>volumes:</text:p>
      <text:p text:style-name="P4"><text:tab/>- .:/<text:span text:style-name="T7">node/</text:span>app <text:s text:c="16"/>// <text:span text:style-name="T7">here need to be change as well</text:span></text:p>
      <text:p text:style-name="P4"><text:tab/>- <text:span text:style-name="T8">node/app/node_modules</text:span><text:tab/><text:tab/>// <text:span text:style-name="T7">here we hide the node_modules coming from the host (v EX1)</text:span></text:p>
      <text:p text:style-name="P4"><text:s text:c="4"/>environment:</text:p>
      <text:p text:style-name="P4">- DEBUG=sample-express:*</text:p>
      <text:p text:style-name="P6"/>
      <text:p text:style-name="P6"><text:span text:style-name="T3"><text:s/>-----------------------------</text:span></text:p>
      <text:p text:style-name="P10">EX1: doing that create a anonymous volume at this location, we basically create a volume inside a bind-mount (it s weird but it works), it will hide the node_modules created by docker-compose, so the app will go up one directory to find the node_modules.</text:p>
      <text:p text:style-name="P10"/>
      <text:p text:style-name="P11"><text:soft-page-break/>STEP to test if:</text:p>
      <text:p text:style-name="P11"/>
      <text:p text:style-name="P11">1. npm install</text:p>
      <text:p text:style-name="P11">// we install the node_modules in our host (this one will be design for the host OS)</text:p>
      <text:p text:style-name="P11"/>
      <text:p text:style-name="P11"/>
      <text:p text:style-name="P11">2. docker-compose build</text:p>
      <text:p text:style-name="P11">// we rebuild the image as essentialy move that node directory up one dir </text:p>
      <text:p text:style-name="P11"/>
      <text:p text:style-name="P11">3. docker-compose up -d</text:p>
      <text:p text:style-name="P11">// then all is done </text:p>
      <text:p text:style-name="P11"/>
      <text:p text:style-name="P11">// if we check into the container </text:p>
      <text:p text:style-name="P11">docker-compose exec express bash</text:p>
      <text:p text:style-name="P11">jerome:node/app#ls node_modules/ <text:tab/>// it s empty</text:p>
      <text:p text:style-name="P11">jerome:node/app#ls ../node_modules/ <text:s text:c="2"/>// <text:span text:style-name="T9">there where the node_modules are.</text:span></text:p>
      <text:p text:style-name="P11">// <text:span text:style-name="T9">Then the docker-compose up will work on any OS</text:span></text:p>
      <text:p text:style-name="P11"/>
      <text:p text:style-name="P11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2:53:16.585439316</meta:creation-date>
    <meta:generator>LibreOffice/6.0.7.3$Linux_X86_64 LibreOffice_project/00m0$Build-3</meta:generator>
    <dc:date>2020-08-14T14:14:29.096333967</dc:date>
    <meta:editing-duration>PT37M15S</meta:editing-duration>
    <meta:editing-cycles>8</meta:editing-cycles>
    <meta:document-statistic meta:table-count="0" meta:image-count="0" meta:object-count="0" meta:page-count="3" meta:paragraph-count="72" meta:word-count="625" meta:character-count="3972" meta:non-whitespace-character-count="3242"/>
  </office:meta>
</office:document-meta>
</file>